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1"/>
    <style:style style:name="ce4" style:family="table-cell" style:parent-style-name="Default" style:data-style-name="N2">
      <style:table-cell-properties style:vertical-align="middle"/>
    </style:style>
    <style:style style:name="ce5" style:family="table-cell" style:parent-style-name="Default" style:data-style-name="N36">
      <style:table-cell-properties style:vertical-align="middle"/>
    </style:style>
    <style:style style:name="ce6" style:family="table-cell" style:parent-style-name="Default" style:data-style-name="N37">
      <style:table-cell-properties style:vertical-align="middle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4.49791666666667cm" style:use-optimal-column-width="true"/>
    </style:style>
    <style:style style:name="co3" style:family="table-column">
      <style:table-column-properties fo:break-before="auto" style:column-width="4.445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2.51354166666667cm" style:use-optimal-column-width="true"/>
    </style:style>
    <style:style style:name="co6" style:family="table-column">
      <style:table-column-properties fo:break-before="auto" style:column-width="2.69875cm" style:use-optimal-column-width="true"/>
    </style:style>
    <style:style style:name="co7" style:family="table-column">
      <style:table-column-properties fo:break-before="auto" style:column-width="3.38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s_nuev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1">
            <text:p>codigo_articulo</text:p>
          </table:table-cell>
          <table:table-cell office:value-type="string" table:style-name="ce1">
            <text:p>seccion</text:p>
          </table:table-cell>
          <table:table-cell office:value-type="string" table:style-name="ce1">
            <text:p>nombre_articulo</text:p>
          </table:table-cell>
          <table:table-cell office:value-type="string" table:style-name="ce2">
            <text:p>precio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importado</text:p>
          </table:table-cell>
          <table:table-cell office:value-type="string" table:style-name="ce1">
            <text:p>pais_origen</text:p>
          </table:table-cell>
          <table:table-cell office:value-type="string" table:style-name="ce1">
            <text:p>foto</text:p>
          </table:table-cell>
          <table:table-cell table:number-columns-repeated="16376"/>
        </table:table-row>
        <table:table-row table:style-name="ro1">
          <table:table-cell office:value-type="float" office:value="250" table:style-name="ce3">
            <text:p>250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TRAJE CABALLERO</text:p>
          </table:table-cell>
          <table:table-cell office:value-type="float" office:value="1284.5769" table:style-name="ce4">
            <text:p>1284,58</text:p>
          </table:table-cell>
          <table:table-cell office:value-type="date" office:date-value="2002-03-11T00:00:00" table:style-name="ce5">
            <text:p>2002-03-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TALI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float" office:value="251" table:style-name="ce3">
            <text:p>251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RAQUETA TENIS</text:p>
          </table:table-cell>
          <table:table-cell office:value-type="float" office:value="1093.4694" table:style-name="ce4">
            <text:p>1093,47</text:p>
          </table:table-cell>
          <table:table-cell office:value-type="date" office:date-value="2000-03-20T00:00:00" table:style-name="ce5">
            <text:p>2000-03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float" office:value="252" table:style-name="ce3">
            <text:p>252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MANCUERNAS</text:p>
          </table:table-cell>
          <table:table-cell office:value-type="float" office:value="1060" table:style-name="ce4">
            <text:p>1060,00</text:p>
          </table:table-cell>
          <table:table-cell office:value-type="date" office:date-value="2000-09-13T00:00:00" table:style-name="ce5">
            <text:p>2000-09-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float" office:value="253" table:style-name="ce3">
            <text:p>253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SERRUCHO</text:p>
          </table:table-cell>
          <table:table-cell office:value-type="float" office:value="1030.2045000000001" table:style-name="ce4">
            <text:p>1030,20</text:p>
          </table:table-cell>
          <table:table-cell office:value-type="date" office:date-value="2001-03-23T00:00:00" table:style-name="ce5">
            <text:p>2001-03-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ANCI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float" office:value="254" table:style-name="ce3">
            <text:p>254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PANTALÓN SEÑORA</text:p>
          </table:table-cell>
          <table:table-cell office:value-type="float" office:value="1174.231" table:style-name="ce4">
            <text:p>1174,23</text:p>
          </table:table-cell>
          <table:table-cell office:value-type="date" office:date-value="2000-01-10T00:00:00" table:style-name="ce5">
            <text:p>2000-01-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RRUECOS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float" office:value="255" table:style-name="ce3">
            <text:p>255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CAMISA CABALLERO</text:p>
          </table:table-cell>
          <table:table-cell office:value-type="float" office:value="1067.1306" table:style-name="ce4">
            <text:p>1067,13</text:p>
          </table:table-cell>
          <table:table-cell office:value-type="date" office:date-value="2002-08-11T00:00:00" table:style-name="ce5">
            <text:p>2002-08-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float" office:value="256" table:style-name="ce3">
            <text:p>256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PISTOLA OLÍMPICA</text:p>
          </table:table-cell>
          <table:table-cell office:value-type="float" office:value="1046.7347" table:style-name="ce4">
            <text:p>1046,73</text:p>
          </table:table-cell>
          <table:table-cell office:value-type="date" office:date-value="2001-02-02T00:00:00" table:style-name="ce5">
            <text:p>2001-02-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UECI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float" office:value="257" table:style-name="ce3">
            <text:p>257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BLUSA SRA.</text:p>
          </table:table-cell>
          <table:table-cell office:value-type="float" office:value="1101.0565999999999" table:style-name="ce4">
            <text:p>1101,06</text:p>
          </table:table-cell>
          <table:table-cell office:value-type="date" office:date-value="2000-03-18T00:00:00" table:style-name="ce5">
            <text:p>2000-03-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float" office:value="258" table:style-name="ce3">
            <text:p>258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CAZADORA PIEL</text:p>
          </table:table-cell>
          <table:table-cell office:value-type="float" office:value="1522.693" table:style-name="ce4">
            <text:p>1522,69</text:p>
          </table:table-cell>
          <table:table-cell office:value-type="date" office:date-value="2001-07-10T00:00:00" table:style-name="ce5">
            <text:p>2001-07-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TALI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float" office:value="259" table:style-name="ce3">
            <text:p>259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BALÓN RUGBY</text:p>
          </table:table-cell>
          <table:table-cell office:value-type="float" office:value="1111.644" table:style-name="ce4">
            <text:p>1111,64</text:p>
          </table:table-cell>
          <table:table-cell office:value-type="date" office:date-value="2000-11-11T00:00:00" table:style-name="ce5">
            <text:p>2000-11-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float" office:value="260" table:style-name="ce3">
            <text:p>260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BALÓN BALONCESTO</text:p>
          </table:table-cell>
          <table:table-cell office:value-type="float" office:value="1075.2731000000001" table:style-name="ce4">
            <text:p>1075,27</text:p>
          </table:table-cell>
          <table:table-cell office:value-type="date" office:date-value="2001-06-25T00:00:00" table:style-name="ce5">
            <text:p>2001-06-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APÓN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float" office:value="261" table:style-name="ce3">
            <text:p>261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ABRIGO CABALLERO</text:p>
          </table:table-cell>
          <table:table-cell office:value-type="float" office:value="1500" table:style-name="ce4">
            <text:p>1500,00</text:p>
          </table:table-cell>
          <table:table-cell office:value-type="date" office:date-value="2002-04-05T00:00:00" table:style-name="ce5">
            <text:p>2002-04-0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TALI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float" office:value="262" table:style-name="ce3">
            <text:p>262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BALÓN FÚTBOL</text:p>
          </table:table-cell>
          <table:table-cell office:value-type="float" office:value="1043.9147" table:style-name="ce4">
            <text:p>1043,91</text:p>
          </table:table-cell>
          <table:table-cell office:value-type="date" office:date-value="2002-07-04T00:00:00" table:style-name="ce5">
            <text:p>2002-07-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float" office:value="263" table:style-name="ce3">
            <text:p>263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ABRIGO SRA</text:p>
          </table:table-cell>
          <table:table-cell office:value-type="float" office:value="1360.0735999999999" table:style-name="ce4">
            <text:p>1360,07</text:p>
          </table:table-cell>
          <table:table-cell office:value-type="date" office:date-value="2001-05-03T00:00:00" table:style-name="ce5">
            <text:p>2001-05-0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RRUECOS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float" office:value="264" table:style-name="ce3">
            <text:p>264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CRONÓMETRO</text:p>
          </table:table-cell>
          <table:table-cell office:value-type="float" office:value="1439.1764000000001" table:style-name="ce4">
            <text:p>1439,18</text:p>
          </table:table-cell>
          <table:table-cell office:value-type="date" office:date-value="2002-01-03T00:00:00" table:style-name="ce5">
            <text:p>2002-01-0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float" office:value="265" table:style-name="ce3">
            <text:p>265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CINTURÓN DE PIEL</text:p>
          </table:table-cell>
          <table:table-cell office:value-type="float" office:value="1004.3273" table:style-name="ce4">
            <text:p>1004,33</text:p>
          </table:table-cell>
          <table:table-cell office:value-type="date" office:date-value="2002-05-12T00:00:00" table:style-name="ce5">
            <text:p>2002-05-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float" office:value="266" table:style-name="ce3">
            <text:p>266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CAÑA DE PESCA</text:p>
          </table:table-cell>
          <table:table-cell office:value-type="float" office:value="1270" table:style-name="ce4">
            <text:p>1270,00</text:p>
          </table:table-cell>
          <table:table-cell office:value-type="date" office:date-value="2000-02-14T00:00:00" table:style-name="ce5">
            <text:p>2000-02-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float" office:value="267" table:style-name="ce3">
            <text:p>267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BOTA ALPINISMO</text:p>
          </table:table-cell>
          <table:table-cell office:value-type="float" office:value="1144" table:style-name="ce4">
            <text:p>1144,00</text:p>
          </table:table-cell>
          <table:table-cell office:value-type="date" office:date-value="2002-05-05T00:00:00" table:style-name="ce5">
            <text:p>2002-05-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float" office:value="268" table:style-name="ce3">
            <text:p>268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PALAS DE PING PONG</text:p>
          </table:table-cell>
          <table:table-cell office:value-type="float" office:value="1021.6" table:style-name="ce4">
            <text:p>1021,60</text:p>
          </table:table-cell>
          <table:table-cell office:value-type="date" office:date-value="2002-02-02T00:00:00" table:style-name="ce5">
            <text:p>2002-02-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MANCUERNAS</text:p>
          </table:table-cell>
          <table:table-cell office:value-type="float" office:value="60" table:style-name="ce4">
            <text:p>60,00</text:p>
          </table:table-cell>
          <table:table-cell office:value-type="date" office:date-value="2000-09-13T00:00:00" table:style-name="ce6">
            <text:p>2000-09-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number-rows-repeated="1048555" table:style-name="ro1">
          <table:table-cell table:number-columns-repeated="16384"/>
        </table:table-row>
      </table:table>
      <table:named-expressions>
        <table:named-range table:name="ProductosNuevos" table:cell-range-address="productos_nuevos.$A$1:productos_nuevos.$H$20" table:base-cell-address="productos_nuev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number:date-style style:name="N37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12</meta:generator>
    <meta:initial-creator>Juan</meta:initial-creator>
    <dc:creator>Edwin Albeiro Ramos Villamil</dc:creator>
    <meta:creation-date>2015-08-31T16:40:15Z</meta:creation-date>
    <dc:date>2024-05-15T20:48:35Z</dc:date>
  </office:meta>
</office:document-meta>
</file>